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ba3" officeooo:paragraph-rsid="00021ba3"/>
    </style:style>
    <style:style style:name="P2" style:family="paragraph" style:parent-style-name="Standard">
      <style:text-properties officeooo:rsid="00040c56" officeooo:paragraph-rsid="00040c56"/>
    </style:style>
    <style:style style:name="P3" style:family="paragraph" style:parent-style-name="Standard">
      <style:text-properties officeooo:rsid="00049ad6" officeooo:paragraph-rsid="00049ad6"/>
    </style:style>
    <style:style style:name="P4" style:family="paragraph" style:parent-style-name="Standard">
      <style:text-properties officeooo:rsid="0007942a" officeooo:paragraph-rsid="0007942a"/>
    </style:style>
    <style:style style:name="P5" style:family="paragraph" style:parent-style-name="Standard">
      <style:text-properties officeooo:rsid="000850fe" officeooo:paragraph-rsid="000850fe"/>
    </style:style>
    <style:style style:name="T1" style:family="text">
      <style:text-properties officeooo:rsid="00043fcc"/>
    </style:style>
    <style:style style:name="T2" style:family="text">
      <style:text-properties officeooo:rsid="00052197"/>
    </style:style>
    <style:style style:name="T3" style:family="text">
      <style:text-properties officeooo:rsid="00080edf"/>
    </style:style>
    <style:style style:name="T4" style:family="text">
      <style:text-properties officeooo:rsid="000850fe"/>
    </style:style>
    <style:style style:name="T5" style:family="text">
      <style:text-properties officeooo:rsid="00087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A313 Meeting 8 November 2016</text:p>
      <text:p text:style-name="P1"/>
      <text:p text:style-name="P1">1. <text:span text:style-name="T4">All r</text:span>eviewed group contract <text:span text:style-name="T4">and signed it.</text:span></text:p>
      <text:p text:style-name="P1">2. We looked at the problem.</text:p>
      <text:p text:style-name="P1">3. We all agreed to use PHP, MySQL, Bootstrap, Angular (and possibly Jquery).</text:p>
      <text:p text:style-name="P2">4. We came up with some questions for Bengt <text:span text:style-name="T1">Stridh.</text:span></text:p>
      <text:p text:style-name="P3">5. <text:span text:style-name="T2">We all got Trello up and running.</text:span></text:p>
      <text:p text:style-name="P5">6. <text:span text:style-name="T5">Most got GIT up and running.</text:span></text:p>
      <text:p text:style-name="P4"><text:span text:style-name="T4">7</text:span>. <text:span text:style-name="T3">We all agreed to take the photo tomorr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38:01.809470202</meta:creation-date>
    <dc:date>2016-11-08T14:14:27.170827251</dc:date>
    <meta:editing-duration>PT36M20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66" meta:character-count="341" meta:non-whitespace-character-count="283"/>
  </office:meta>
</office:document-meta>
</file>